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ger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FactoryBean.setLogger( Log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FactoryBean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FactoryBean.getCateg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FactoryBean.setCategory( String categ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